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ctes</text:p>
      <text:p text:style-name="Text_20_body">A continuació presentem els contractes més representatius del cas <text:s/>d'ús de contractació de transport especial.</text:p>
      <text:list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skRequest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:</text:span> <text:tab/>askRequest(vehicleType:String, loadType:String, tamVehicle:Integer, <text:tab/><text:tab/>startDay:Data, endDay:Data) : String</text:p>
      <text:p text:style-name="Text_20_body"><text:span text:style-name="T1">Semàntica:<text:tab/></text:span><text:span text:style-name="T2">Realitzem una petició on indiquem les dades sobre el tipus de vehicle i <text:tab/><text:tab/>les seves característiques i sen's retorna tot un llistat amb les diverses <text:tab/><text:tab/>possibilitats que és corresponen amb la informació introdida.</text:span></text:p>
      <text:p text:style-name="Text_20_body"><text:span text:style-name="T1">Pre:<text:tab/><text:tab/>--</text:span> </text:p>
      <text:p text:style-name="Text_20_body"><text:span text:style-name="T1">Post</text:span>:<text:tab/><text:tab/>1- Si la startDay és anterior a la data d'avui el sistema retorna un llistat <text:tab/><text:tab/>buit</text:p>
      <text:p text:style-name="Text_20_body"><text:tab/><text:tab/>2- Si la endDay és anterior a la startDay el sistema retorna un llistat buit.</text:p>
      <text:p text:style-name="Text_20_body"><text:tab/><text:tab/>3- Si el vehicleType no és un dels tipus admesos pel sistema retorna un <text:tab/><text:tab/>llistat buit.</text:p>
      <text:p text:style-name="Text_20_body"><text:tab/><text:tab/>4- Si el loadType no és un dels tipus admesos pel sistema retorna un <text:tab/><text:tab/>llistat buit.</text:p>
      <text:p text:style-name="Text_20_body"><text:tab/><text:tab/>5- Si el tamVehicle és negatiu retorna un llistat buit</text:p>
      <text:p text:style-name="Text_20_body"><text:tab/><text:tab/>6- Si totes les dades són correctes retorna la informació de tots els <text:tab/><text:tab/>vehicles que és corresponen amb les dades introduides a la funció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PreBook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:</text:span> <text:tab/>preBook(idVehicle:String, startDay:Data, endDay,data) : <text:s/>infoPrebook</text:p>
      <text:p text:style-name="Text_20_body"><text:span text:style-name="T1">Semàntica:</text:span> <text:tab/>Realitza una reserva d'un vehicle per a un periode de <text:tab/><text:tab/>temps<text:tab/></text:p>
      <text:p text:style-name="Text_20_body"><text:span text:style-name="T1">Pre:<text:tab/></text:span> <text:tab/>--</text:p>
      <text:p text:style-name="Text_20_body"><text:span text:style-name="T1">Post</text:span>:<text:tab/><text:tab/>1- Si la startDay és anterior a la data d'avui retorna un llistat buit</text:p>
      <text:p text:style-name="Text_20_body"><text:tab/><text:tab/>2- Si la endDay és anterior a la startDay el sistema retorna un llistat buit</text:p>
      <text:p text:style-name="Text_20_body"><text:tab/><text:tab/>3- Si l'idVehicle no existeix al sistema retorna un llistat buit</text:p>
      <text:p text:style-name="Text_20_body"><text:tab/><text:tab/>4- Si entre les dates startDay i endDay el vehicle no està disponible <text:tab/><text:tab/>retorna un llistat buit.</text:p>
      <text:p text:style-name="Text_20_body"><text:tab/><text:tab/>5- Retorna la informació de la reserva sobre un vehicle entre dos dates <text:tab/><text:tab/>determinades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RentConfirm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:</text:span> <text:tab/>rentConfirm(rentID:String) : Boolean<text:tab/></text:p>
      <text:p text:style-name="Text_20_body"><text:span text:style-name="T1">Semàntica:</text:span> <text:tab/>Confirma una reserva previament realitzada<text:tab/></text:p>
      <text:p text:style-name="Text_20_body"><text:span text:style-name="T1">Pre:<text:tab/></text:span> <text:tab/>--</text:p>
      <text:p text:style-name="Text_20_body"><text:span text:style-name="T1">Post</text:span>:<text:tab/><text:tab/>1- Si rentID no existeix o no és correspon a un identificador de reserva <text:tab/><text:tab/>realitzat per aquell usuari retorna Faslse.</text:p>
      <text:p text:style-name="Text_20_body"><text:soft-page-break/><text:tab/><text:tab/>2- Retonr True si s'ha pogut confirmar la reserva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ConfirmarPetició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:</text:span> <text:tab/>confirmarPeticio(tipus:String, volum:Integer, TASA: Integer, <text:tab/><text:tab/>TARA:Integer, Matricula:String</text:p>
      <text:p text:style-name="Text_20_body"><text:span text:style-name="T1">Semàntica:</text:span> <text:tab/>Registra al sistema un nou vehicle</text:p>
      <text:p text:style-name="Text_20_body"><text:span text:style-name="T1">Pre:<text:tab/><text:tab/>--</text:span> </text:p>
      <text:p text:style-name="Text_20_body"><text:span text:style-name="T1">Post</text:span>:<text:tab/><text:tab/>1- Crea una nova instancia de vehicle amb tota la informació associada.</text:p>
      <text:p text:style-name="Text_20_body"><text:tab/><text:tab/>2- Si no existeix el tipus de vehicle crea un nou tipus de vehicle i <text:tab/><text:tab/>l'associa a aquest vehicle</text:p>
      <text:p text:style-name="Text_20_body"><text:tab/><text:tab/>3- Si existeix aquest tipus de vehicle crea l'associació entre aquest i el <text:tab/><text:tab/>vehic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8T00:16:28</dc:date>
    <dc:language>es-ES</dc:language>
    <meta:editing-cycles>14</meta:editing-cycles>
    <meta:editing-duration>PT2H37M50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0" meta:object-count="0" meta:page-count="2" meta:paragraph-count="34" meta:word-count="368" meta:character-count="2329"/>
  </office:meta>
</office:document-meta>
</file>